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bmod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ubmode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FL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FL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5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0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0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AMTORFEC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ASCI</text:p>
          </table:table-cell>
          <table:table-cell office:value-type="string" table:style-name="ce2">
            <text:p>RTT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4FM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C4FM 4-level FSK See the Propagation_Mode enumeration section for examples of representing C4FM voice transmissions.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HIP64</text:p>
          </table:table-cell>
          <table:table-cell office:value-type="string" table:style-name="ce2">
            <text:p>CHIP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HIP128</text:p>
          </table:table-cell>
          <table:table-cell office:value-type="string" table:style-name="ce2">
            <text:p>CHIP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MR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Mobile Radio See the Propagation_Mode enumeration section for examples of representing DMR voice transmissions.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-M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4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5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8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11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16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22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44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88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INOEX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INOF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STAR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Smart Technologies for Amateur Radio See the Propagation_Mode enumeration section for examples of representing DSTAR voice transmissions.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M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REEDV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voice mode for HF radio implemented with open sour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10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24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QCALL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SQCall protocol used with FSQ (Fast Simple QSO) transmission 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T4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This is a digital mode supported by the WSJT-X softwar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T4W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This is a digital mode supported by the WSJT-X software that is for quasi-beacon transmissions of WSPR-style message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T4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T4 is a digital mode designed specifically for radio contesting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GTOR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80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X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X9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FSK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ISCAT-A</text:p>
          </table:table-cell>
          <table:table-cell office:value-type="string" table:style-name="ce2">
            <text:p>ISCA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ISCAT-B</text:p>
          </table:table-cell>
          <table:table-cell office:value-type="string" table:style-name="ce2">
            <text:p>ISCA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S8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Jordan Sherer designed 8-FSK modulatio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A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B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C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D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E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F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G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1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2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5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10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30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A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B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C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D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E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E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F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F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G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G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H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H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A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B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B2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C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C2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MS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Amplitude modulated voice telephony, lower-sideband, suppressed-carri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17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radio protocol using the Codec 2 voice encod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4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8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1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6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22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31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32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64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64L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28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28L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NAVTEX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4/125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4/25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8/25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8/5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16/5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16/10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32/10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PERA-BEACON</text:p>
          </table:table-cell>
          <table:table-cell office:value-type="string" table:style-name="ce2">
            <text:p>OPER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PERA-QSO</text:p>
          </table:table-cell>
          <table:table-cell office:value-type="string" table:style-name="ce2">
            <text:p>OPER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2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3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4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X2</text:p>
          </table:table-cell>
          <table:table-cell office:value-type="string" table:style-name="ce2">
            <text:p>PAX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CW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Coherent CW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2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3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6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6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7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8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FEC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65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6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A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B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C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D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E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EME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HF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MF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FAST</text:p>
          </table:table-cell>
          <table:table-cell office:value-type="string" table:style-name="ce2">
            <text:p>FSK</text:p>
          </table:table-cell>
          <table:table-cell office:value-type="string" table:style-name="ce2">
            <text:p>SCAMP fast FSK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OO</text:p>
          </table:table-cell>
          <table:table-cell office:value-type="string" table:style-name="ce2">
            <text:p>MTONE</text:p>
          </table:table-cell>
          <table:table-cell office:value-type="string" table:style-name="ce2">
            <text:p>SCAMP single modulated tone on/off keying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OO_SLW</text:p>
          </table:table-cell>
          <table:table-cell office:value-type="string" table:style-name="ce2">
            <text:p>MTONE</text:p>
          </table:table-cell>
          <table:table-cell office:value-type="string" table:style-name="ce2">
            <text:p>SCAMP single modulated tone on/off slow keying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SLOW</text:p>
          </table:table-cell>
          <table:table-cell office:value-type="string" table:style-name="ce2">
            <text:p>FSK</text:p>
          </table:table-cell>
          <table:table-cell office:value-type="string" table:style-name="ce2">
            <text:p>SCAMP slow FSK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VSLOW</text:p>
          </table:table-cell>
          <table:table-cell office:value-type="string" table:style-name="ce2">
            <text:p>FSK</text:p>
          </table:table-cell>
          <table:table-cell office:value-type="string" table:style-name="ce2">
            <text:p>SCAMP very slow FSK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IM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ITORB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LOW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-M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4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8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1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6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22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25X4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0X1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0X2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00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1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2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4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1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2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4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USB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Amplitude modulated voice telephony, upper-sideband, suppressed-carri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HF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HF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SATELLIT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satellite operation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FM 1200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FM transceiver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FM 9600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FM transceiver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Submode Enumeration exported from Released ADIF Specification 3.1.6</dc:title>
    <meta:initial-creator>ADIF Development Group</meta:initial-creator>
    <dc:creator>Graham Smith</dc:creator>
    <meta:creation-date>2025-09-15T11:13:57Z</meta:creation-date>
    <dc:date>2025-09-15T11:13:58Z</dc:date>
    <meta:editing-duration>PT0S</meta:editing-duration>
    <meta:user-defined meta:name="ADIF Version">3.1.6</meta:user-defined>
    <meta:user-defined meta:name="ADIF Status">Released</meta:user-defined>
  </office:meta>
</office:document-meta>
</file>